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71cm" svg:stroke-color="#80808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ed1c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44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ed1c24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0066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44cm" svg:stroke-color="#0066b3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5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80808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ed1c24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0066b3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58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-25% 58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3" draw:style-name="gr1" draw:text-style-name="P1" draw:layer="layout" svg:width="0.253cm" svg:height="0.253cm" svg:x="6.054cm" svg:y="5.39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2" draw:text-style-name="P2" draw:layer="layout" svg:width="9.397cm" svg:height="9.397cm" svg:x="2.13cm" svg:y="0.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1" draw:text-style-name="P1" draw:layer="layout" svg:width="0.253cm" svg:height="0.253cm" svg:x="16.262cm" svg:y="5.39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3" draw:style-name="gr2" draw:text-style-name="P2" draw:layer="layout" svg:width="9.397cm" svg:height="9.397cm" svg:x="12.351cm" svg:y="0.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3" draw:text-style-name="P3" draw:layer="layout" svg:width="0.253cm" svg:height="0.253cm" svg:x="16.903cm" svg:y="5.3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4" draw:text-style-name="P2" draw:layer="layout" svg:width="0.38cm" svg:height="0.38cm" svg:x="5.978cm" svg:y="5.3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5" draw:text-style-name="P2" draw:layer="layout" svg:width="0.38cm" svg:height="0.38cm" svg:x="16.832cm" svg:y="5.3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4" draw:text-style-name="P2" draw:layer="layout" svg:width="3.047cm" svg:height="3.047cm" svg:x="14.865cm" svg:y="3.9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" draw:text-style-name="P1" draw:layer="layout" svg:width="0.253cm" svg:height="0.253cm" svg:x="26.482cm" svg:y="5.39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9" draw:style-name="gr2" draw:text-style-name="P2" draw:layer="layout" svg:width="9.397cm" svg:height="9.397cm" svg:x="22.571cm" svg:y="0.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3" draw:text-style-name="P3" draw:layer="layout" svg:width="0.253cm" svg:height="0.253cm" svg:x="27.123cm" svg:y="5.3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5" draw:text-style-name="P2" draw:layer="layout" svg:width="3.047cm" svg:height="3.047cm" svg:x="25.726cm" svg:y="4.0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" draw:text-style-name="P4" draw:layer="layout" svg:width="0.253cm" svg:height="0.253cm" svg:x="27.811cm" svg:y="5.4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7" draw:text-style-name="P2" draw:layer="layout" svg:width="0.38cm" svg:height="0.38cm" svg:x="27.74cm" svg:y="5.3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4" draw:text-style-name="P2" draw:layer="layout" svg:width="6.095cm" svg:height="6.095cm" svg:x="23.561cm" svg:y="2.4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6" draw:style-name="gr8" draw:text-style-name="P2" draw:layer="layout" svg:width="2.122cm" svg:height="1.013cm" svg:x="2.13cm" svg:y="0.77cm">
          <text:p text:style-name="P5"><text:span text:style-name="T1">t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2" draw:layer="layout" svg:width="2.122cm" svg:height="1.013cm" svg:x="12.351cm" svg:y="0.77cm">
          <text:p text:style-name="P5"><text:span text:style-name="T1">t = 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" draw:text-style-name="P2" draw:layer="layout" svg:width="2.122cm" svg:height="1.013cm" svg:x="22.654cm" svg:y="0.77cm">
          <text:p text:style-name="P5"><text:span text:style-name="T1">t = 2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9" draw:text-style-name="P6" draw:layer="layout" svg:x1="28.785cm" svg:y1="5.474cm" svg:x2="29.668cm" svg:y2="5.475cm">
          <text:p/>
        </draw:line>
        <draw:line draw:name="Straight Connector 31" draw:style-name="gr9" draw:text-style-name="P6" draw:layer="layout" svg:x1="17.049cm" svg:y1="5.511cm" svg:x2="17.932cm" svg:y2="5.512cm">
          <text:p/>
        </draw:line>
        <draw:line draw:name="Straight Connector 32" draw:style-name="gr9" draw:text-style-name="P6" draw:layer="layout" svg:x1="26.615cm" svg:y1="5.518cm" svg:x2="27.225cm" svg:y2="5.511cm">
          <text:p/>
        </draw:line>
        <draw:custom-shape draw:name="Oval 36" draw:style-name="gr1" draw:text-style-name="P1" draw:layer="layout" svg:width="0.253cm" svg:height="0.253cm" svg:x="30.748cm" svg:y="5.4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7" draw:style-name="gr8" draw:text-style-name="P2" draw:layer="layout" svg:width="2.563cm" svg:height="0.758cm" svg:x="29.897cm" svg:y="5.529cm">
          <text:p text:style-name="P5"><text:span text:style-name="T2">ob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8" draw:text-style-name="P2" draw:layer="layout" svg:width="22.032cm" svg:height="1.839cm" svg:x="2.13cm" svg:y="10.576cm">
          <text:p text:style-name="P5"><text:span text:style-name="T2">In terms of the wave propagation velocity, v, the velocity of the source, v</text:span><text:span text:style-name="T3">s</text:span><text:span text:style-name="T2">, and the period of the source T:</text:span></text:p>
          <text:list text:style-name="L2">
            <text:list-item>
              <text:p text:style-name="P5"><text:span text:style-name="T2">Write down the lengths of the 7 black dashed lines</text:span></text:p>
            </text:list-item>
            <text:list-item>
              <text:p text:style-name="P5"><text:span text:style-name="T2">Use these values to write down the time interval, T’, between wave fronts measured by the observ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9" draw:text-style-name="P6" draw:layer="layout" svg:x1="14.864cm" svg:y1="5.511cm" svg:x2="16.387cm" svg:y2="5.518cm">
          <text:p/>
        </draw:line>
        <draw:custom-shape draw:name="Straight Arrow Connector 42" draw:style-name="gr10" draw:text-style-name="P6" draw:layer="layout" svg:width="1.692cm" svg:height="0.001cm" svg:x="6.826cm" svg:y="5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4" draw:style-name="gr8" draw:text-style-name="P2" draw:layer="layout" svg:width="3.671cm" svg:height="1.839cm" svg:x="6.588cm" svg:y="3.666cm">
          <text:p text:style-name="P5"><text:span text:style-name="T4">Source is moving to the right with velocity v</text:span><text:span text:style-name="T5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9" draw:text-style-name="P6" draw:layer="layout" svg:x1="27.253cm" svg:y1="5.508cm" svg:x2="27.253cm" svg:y2="7.052cm">
          <text:p/>
        </draw:line>
        <draw:line draw:name="Straight Connector 30" draw:style-name="gr9" draw:text-style-name="P6" draw:layer="layout" svg:x1="26.601cm" svg:y1="2.481cm" svg:x2="26.601cm" svg:y2="5.513cm">
          <text:p/>
        </draw:line>
        <draw:line draw:name="Straight Connector 30" draw:style-name="gr9" draw:text-style-name="P6" draw:layer="layout" svg:x1="27.952cm" svg:y1="5.553cm" svg:x2="28.765cm" svg:y2="5.553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ect" draw:dots1="1" draw:dots1-length="0.053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</text:span><text:span text:style-name="MT1">it </text:span><text:span text:style-name="MT1">Ma</text:span><text:span text:style-name="MT1">st</text:span><text:span text:style-name="MT1">er </text:span><text:span text:style-name="MT1">titl</text:span><text:span text:style-name="MT1">e </text:span><text:span text:style-name="MT1">st</text:span><text:span text:style-name="MT1">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5">6/25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han Harrison</meta:initial-creator>
    <meta:editing-cycles>7</meta:editing-cycles>
    <meta:print-date>2018-03-28T18:35:40</meta:print-date>
    <meta:creation-date>2018-03-28T18:16:51</meta:creation-date>
    <dc:date>2018-06-25T20:52:53.448239658</dc:date>
    <meta:editing-duration>PT23M19S</meta:editing-duration>
    <meta:generator>LibreOffice/5.4.6.2$Linux_X86_64 LibreOffice_project/40$Build-2</meta:generator>
    <meta:document-statistic meta:object-count="52"/>
    <meta:user-defined meta:name="AppVersion">16.0000</meta:user-defined>
    <meta:user-defined meta:name="Company">University of North Georg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